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estamos en el momento justo para definir el <text:span text:style-name="Strong_20_Emphasis">mensaje objetivo</text:span>, porque ya tenemos los elementos fundamentales: las funciones del individuo, sus implicaciones en el sistema, y las preguntas que el lector se hace (sobre sí mismo y sobre los otros).</text:p>
      <text:p text:style-name="Text_20_body">Con todo esto, puedo proponerte un <text:span text:style-name="Strong_20_Emphasis">mensaje objetivo</text:span> que sintetice las ideas centrales del capítulo y funcione como respuesta lógica y conceptual a las preguntas existenciales planteadas.</text:p>
      <text:p text:style-name="Horizontal_20_Line"/>
      <text:h text:style-name="Heading_20_2" text:outline-level="2">✅ <text:span text:style-name="Strong_20_Emphasis">Mensaje objetivo del capítulo 11 – Individuos</text:span></text:h>
      <text:p text:style-name="Quotations"><text:span text:style-name="Strong_20_Emphasis">Cada individuo es único, reemplazable e indispensable. No existe jerarquía entre seres vivos: todos cumplen una función dentro de un sistema que opera a través de su diversidad.</text:span></text:p>
      <text:p text:style-name="Quotations">El individuo no tiene valor por sí mismo, sino por el papel funcional que desempeña en la dinámica de la vida. Sin embargo, ese papel es insustituible, porque <text:span text:style-name="Strong_20_Emphasis">el sistema nunca genera dos iguales.</text:span></text:p>
      <text:p text:style-name="Quotations">La diversidad de individuos no es un accidente, sino una necesidad fundamental para que la vida funcione como inteligencia. No somos más importantes que otras criaturas. Somos simplemente <text:span text:style-name="Strong_20_Emphasis">una forma más de explorar posibilidades.</text:span></text:p>
      <text:p text:style-name="Horizontal_20_Line"/>
      <text:p text:style-name="Text_20_body">Este mensaje responde y resume las preguntas clave:</text:p>
      <text:h text:style-name="Heading_20_3" text:outline-level="3">De tipo personal:</text:h>
      <text:list xml:id="list4099477137" text:style-name="L1">
        <text:list-item>
          <text:p text:style-name="P1">¿Por qué existo? → Para cumplir una función única e irrepetible.</text:p>
        </text:list-item>
        <text:list-item>
          <text:p text:style-name="P1">¿Qué me hace ser yo? → Ser una variante en el espacio de soluciones.</text:p>
        </text:list-item>
        <text:list-item>
          <text:p text:style-name="P1">¿Soy único? → Sí, y por eso soy necesario, aunque reemplazable.</text:p>
        </text:list-item>
        <text:list-item>
          <text:p text:style-name="P1">¿Importo? → No por mi identidad, sino por mi papel funcional.</text:p>
        </text:list-item>
      </text:list>
      <text:h text:style-name="Heading_20_3" text:outline-level="3">De tipo externo:</text:h>
      <text:list xml:id="list1716267944" text:style-name="L2">
        <text:list-item>
          <text:p text:style-name="P2">¿Por qué hay tantas criaturas? → Porque el sistema necesita diversidad.</text:p>
        </text:list-item>
        <text:list-item>
          <text:p text:style-name="P2">¿Por qué ninguna es igual? → Porque cada una ocupa un punto único en el espacio de cálculo.</text:p>
        </text:list-item>
        <text:list-item>
          <text:p text:style-name="P2">¿Somos más importantes que las otras? → No. Solo diferentes.</text:p>
        </text:list-item>
        <text:list-item>
          <text:p text:style-name="P2">¿Cada ser cumple un propósito? → Sí: representar una posibilidad concreta dentro del sistema.</text:p>
        </text:list-item>
      </text:list>
      <text:p text:style-name="Horizontal_20_Line"/>
      <text:p text:style-name="Text_20_body">¿Querés que adoptemos este como mensaje central del capítulo y luego lo descompongamos en subtemas para articular la estructura narrativa? ¿O preferís ajustar la redacción del mensaje primer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5T19:50:16.957000000</meta:creation-date>
    <dc:date>2025-07-05T19:50:49.907000000</dc:date>
    <meta:editing-duration>PT33S</meta:editing-duration>
    <meta:editing-cycles>1</meta:editing-cycles>
    <meta:document-statistic meta:table-count="0" meta:image-count="0" meta:object-count="0" meta:page-count="1" meta:paragraph-count="18" meta:word-count="321" meta:character-count="1942" meta:non-whitespace-character-count="1646"/>
    <meta:generator>LibreOffice/7.3.5.2$Windows_X86_64 LibreOffice_project/184fe81b8c8c30d8b5082578aee2fed2ea847c01</meta:generator>
  </office:meta>
</office:document-meta>
</file>